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E000002BEAC1353FDE1C5E6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356cm" draw:marker-start-center="false" draw:marker-end="" draw:marker-end-width="0.356cm" draw:marker-end-center="false" draw:fill="none" draw:fill-color="#ffffff" draw:textarea-horizontal-align="justify" draw:textarea-vertical-align="middle" draw:auto-grow-height="false" fo:min-height="0.678cm" fo:min-width="4.428cm" fo:padding-top="0.161cm" fo:padding-bottom="0.161cm" fo:padding-left="0.286cm" fo:padding-right="0.286cm" fo:wrap-option="wrap" draw:shadow="hidden" draw:shadow-offset-x="0.051cm" draw:shadow-offset-y="0.051cm" draw:shadow-color="#3465a4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356cm" draw:marker-start-center="false" draw:marker-end="" draw:marker-end-width="0.356cm" draw:marker-end-center="false" draw:fill="none" draw:fill-color="#ffffff" draw:textarea-horizontal-align="justify" draw:textarea-vertical-align="middle" draw:auto-grow-height="false" fo:min-height="4.68cm" fo:min-width="17.43cm" fo:padding-top="0.161cm" fo:padding-bottom="0.161cm" fo:padding-left="0.286cm" fo:padding-right="0.286cm" fo:wrap-option="wrap" draw:shadow="hidden" draw:shadow-offset-x="0.051cm" draw:shadow-offset-y="0.051cm" draw:shadow-color="#3465a4"/>
    </style:style>
    <style:style style:name="gr3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356cm" draw:marker-start-center="false" draw:marker-end="" draw:marker-end-width="0.356cm" draw:marker-end-center="false" draw:fill="none" draw:fill-color="#ffffff" draw:textarea-horizontal-align="justify" draw:textarea-vertical-align="middle" draw:auto-grow-height="false" fo:min-height="0.678cm" fo:min-width="18.43cm" fo:padding-top="0.161cm" fo:padding-bottom="0.161cm" fo:padding-left="0.286cm" fo:padding-right="0.286cm" fo:wrap-option="wrap" draw:shadow="hidden" draw:shadow-offset-x="0.051cm" draw:shadow-offset-y="0.051cm" draw:shadow-color="#3465a4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356cm" draw:marker-start-center="false" draw:marker-end="" draw:marker-end-width="0.356cm" draw:marker-end-center="false" draw:fill="none" draw:fill-color="#ffffff" draw:textarea-horizontal-align="justify" draw:textarea-vertical-align="middle" draw:auto-grow-height="false" fo:min-height="0.678cm" fo:min-width="4.428cm" fo:padding-top="0.161cm" fo:padding-bottom="0.161cm" fo:padding-left="0.286cm" fo:padding-right="0.286cm" fo:wrap-option="wrap" draw:shadow="hidden" draw:shadow-offset-x="0.051cm" draw:shadow-offset-y="0.051cm" draw:shadow-color="#3465a4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356cm" draw:marker-start-center="false" draw:marker-end="" draw:marker-end-width="0.356cm" draw:marker-end-center="false" draw:fill="none" draw:fill-color="#ffffff" draw:textarea-horizontal-align="justify" draw:textarea-vertical-align="middle" draw:auto-grow-height="false" fo:min-height="4.68cm" fo:min-width="17.43cm" fo:padding-top="0.161cm" fo:padding-bottom="0.161cm" fo:padding-left="0.286cm" fo:padding-right="0.286cm" fo:wrap-option="wrap" draw:shadow="hidden" draw:shadow-offset-x="0.051cm" draw:shadow-offset-y="0.051cm" draw:shadow-color="#3465a4"/>
    </style:style>
    <style:style style:name="gr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356cm" draw:marker-start-center="false" draw:marker-end="" draw:marker-end-width="0.356cm" draw:marker-end-center="false" draw:fill="none" draw:fill-color="#ffffff" draw:textarea-horizontal-align="justify" draw:textarea-vertical-align="middle" draw:auto-grow-height="false" fo:min-height="0.678cm" fo:min-width="4.428cm" fo:padding-top="0.161cm" fo:padding-bottom="0.161cm" fo:padding-left="0.286cm" fo:padding-right="0.286cm" fo:wrap-option="wrap" draw:shadow="hidden" draw:shadow-offset-x="0.051cm" draw:shadow-offset-y="0.051cm" draw:shadow-color="#3465a4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356cm" draw:marker-start-center="false" draw:marker-end="" draw:marker-end-width="0.356cm" draw:marker-end-center="false" draw:fill="none" draw:fill-color="#ffffff" draw:textarea-horizontal-align="justify" draw:textarea-vertical-align="middle" draw:auto-grow-height="false" fo:min-height="4.68cm" fo:min-width="17.43cm" fo:padding-top="0.161cm" fo:padding-bottom="0.161cm" fo:padding-left="0.286cm" fo:padding-right="0.286cm" fo:wrap-option="wrap" draw:shadow="hidden" draw:shadow-offset-x="0.051cm" draw:shadow-offset-y="0.051cm" draw:shadow-color="#3465a4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3" style:family="graphic" style:parent-style-name="standard" style:list-style-name="L1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14" style:family="graphic" style:parent-style-name="standard" style:list-style-name="L1">
      <style:graphic-properties draw:stroke="solid" draw:stroke-dash="Dashed_20__28_var_29__20_2" svg:stroke-width="0.1cm" svg:stroke-color="#000000" draw:marker-start="" draw:marker-start-width="0.37cm" draw:marker-start-center="false" draw:marker-end="" draw:marker-end-width="0.37cm" draw:marker-end-center="false" draw:fill="solid" draw:fill-color="#ffffff" draw:textarea-horizontal-align="justify" draw:textarea-vertical-align="middle" draw:auto-grow-height="false" fo:min-height="0.08cm" fo:min-width="0.03cm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15" style:family="graphic" style:parent-style-name="standard" style:list-style-name="L1">
      <style:graphic-properties draw:stroke="solid" draw:stroke-dash="Dashed_20__28_var_29__20_2" svg:stroke-width="0.1cm" svg:stroke-color="#000000" draw:marker-start="" draw:marker-start-width="0.37cm" draw:marker-start-center="false" draw:marker-end="" draw:marker-end-width="0.37cm" draw:marker-end-center="false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25" style:family="graphic" style:parent-style-name="standard" style:list-style-name="L1">
      <style:graphic-properties draw:stroke="solid" draw:stroke-dash="Dashed_20__28_var_29__20_2" svg:stroke-width="0.1cm" svg:stroke-color="#000000" draw:marker-start="" draw:marker-start-width="0.37cm" draw:marker-start-center="false" draw:marker-end="" draw:marker-end-width="0.37cm" draw:marker-end-center="false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26" style:family="graphic" style:parent-style-name="standard" style:list-style-name="L1">
      <style:graphic-properties draw:stroke="solid" draw:stroke-dash="Dashed_20__28_var_29__20_2" svg:stroke-width="0.1cm" svg:stroke-color="#000000" draw:marker-start="" draw:marker-start-width="0.37cm" draw:marker-start-center="false" draw:marker-end="" draw:marker-end-width="0.37cm" draw:marker-end-center="false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Swim-pool-horizontal-title 1">
          <draw:custom-shape draw:style-name="gr1" draw:text-style-name="P2" draw:layer="layout" svg:width="5cm" svg:height="1cm" draw:transform="rotate (1.5707963267949) translate (1.004cm 14.441cm)">
            <text:p text:style-name="P1"><text:span text:style-name="T1">Ad</text:span><text:span text:style-name="T1">mi</text:span><text:span text:style-name="T1">ni</text:span><text:span text:style-name="T1">str</text:span><text:span text:style-name="T1">ad</text:span><text:span text:style-name="T1">o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8.002cm" svg:height="5.002cm" svg:x="2.002cm" svg:y="9.4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19.002cm" svg:height="1cm" svg:x="1.004cm" svg:y="8.441cm">
            <text:p text:style-name="P4"><text:span text:style-name="T2">Duarcon</text:span></text:p>
            <draw:enhanced-geometry svg:viewBox="0 0 21600 21600" draw:type="rectangle" draw:enhanced-path="M 0 0 L 21600 0 21600 21600 0 21600 0 0 Z N"/>
          </draw:custom-shape>
        </draw:g>
        <draw:g draw:name="Swim-pool-horizontal-title 2">
          <draw:custom-shape draw:style-name="gr4" draw:text-style-name="P2" draw:layer="layout" svg:width="5cm" svg:height="1cm" draw:transform="rotate (1.5707963267949) translate (1cm 19.443cm)">
            <text:p text:style-name="P1"><text:span text:style-name="T1">Mecanico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8.002cm" svg:height="5.002cm" svg:x="1.998cm" svg:y="14.441cm">
            <text:p/>
            <draw:enhanced-geometry svg:viewBox="0 0 21600 21600" draw:type="rectangle" draw:enhanced-path="M 0 0 L 21600 0 21600 21600 0 21600 0 0 Z N"/>
          </draw:custom-shape>
        </draw:g>
        <draw:g draw:name="Swim-pool-horizontal-title 3">
          <draw:custom-shape draw:style-name="gr6" draw:text-style-name="P2" draw:layer="layout" svg:width="5cm" svg:height="1cm" draw:transform="rotate (1.5707963267949) translate (1cm 7.575cm)">
            <text:p text:style-name="P1"><text:span text:style-name="T1">Client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8.002cm" svg:height="5.002cm" svg:x="1.998cm" svg:y="2.573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6" draw:layer="controls" svg:width="19.589cm" svg:height="13.455cm" svg:x="14.017cm" svg:y="5.445cm">
            <draw:image xlink:href="Pictures/10000000000003FE000002BEAC1353FDE1C5E6F7.png" xlink:type="simple" xlink:show="embed" xlink:actuate="onLoad" draw:mime-type="image/png">
              <text:p/>
            </draw:image>
          </draw:frame>
          <draw:g draw:name="end-event-message 1">
            <draw:path draw:name="start-event-none 1" draw:style-name="gr9" draw:text-style-name="P7" draw:layer="controls" svg:width="1cm" svg:height="1cm" svg:x="3.222cm" svg:y="4.81cm" svg:viewBox="0 0 1001 1001" svg:d="M1001 500c0-276-225-500-502-500-276 0-499 224-499 500s223 501 499 501c277 0 502-225 502-501z">
              <svg:title>start-event-none</svg:title>
              <text:p/>
            </draw:path>
            <draw:g draw:name="start-event-message 1">
              <draw:path draw:style-name="gr10" draw:text-style-name="P7" draw:layer="controls" svg:width="1cm" svg:height="1cm" svg:x="5.321cm" svg:y="4.643cm" svg:viewBox="0 0 1001 1001" svg:d="M1001 500c0-276-225-500-502-500-276 0-499 224-499 500 0 277 223 501 499 501 277 0 502-224 502-501z">
                <text:p/>
              </draw:path>
              <draw:custom-shape draw:style-name="gr11" draw:text-style-name="P8" draw:layer="controls" svg:width="0.6cm" svg:height="0.4cm" svg:x="5.521cm" svg:y="4.937cm">
                <text:p/>
                <draw:enhanced-geometry svg:viewBox="0 0 21600 21600" draw:type="rectangle" draw:enhanced-path="M 0 0 L 21600 0 21600 21600 0 21600 0 0 Z N"/>
              </draw:custom-shape>
              <draw:polygon draw:style-name="gr12" draw:text-style-name="P8" draw:layer="controls" svg:width="0.599cm" svg:height="0.149cm" svg:x="5.521cm" svg:y="4.937cm" svg:viewBox="0 0 600 150" draw:points="0,0 300,150 600,0">
                <text:p/>
              </draw:polygon>
            </draw:g>
            <draw:g draw:name="end-event-message 2">
              <draw:path draw:style-name="gr13" draw:text-style-name="P7" draw:layer="controls" svg:width="1cm" svg:height="1cm" svg:x="4.874cm" svg:y="9.678cm" svg:viewBox="0 0 1001 1001" svg:d="M1001 500c0-276-224-500-499-500-277 0-502 224-502 500s225 501 502 501c275 0 499-225 499-501z">
                <text:p/>
              </draw:path>
              <draw:custom-shape draw:style-name="gr14" draw:text-style-name="P8" draw:layer="controls" svg:width="0.6cm" svg:height="0.4cm" svg:x="5.074cm" svg:y="9.972cm">
                <text:p/>
                <draw:enhanced-geometry svg:viewBox="0 0 21600 21600" draw:type="rectangle" draw:enhanced-path="M 0 0 L 21600 0 21600 21600 0 21600 0 0 Z N"/>
              </draw:custom-shape>
              <draw:polygon draw:style-name="gr15" draw:text-style-name="P8" draw:layer="controls" svg:width="0.599cm" svg:height="0.149cm" svg:x="5.074cm" svg:y="9.972cm" svg:viewBox="0 0 600 150" draw:points="0,0 300,150 600,0">
                <text:p/>
              </draw:polygon>
            </draw:g>
            <draw:g draw:name="task-none 1">
              <draw:g>
                <draw:polygon draw:style-name="gr16" draw:text-style-name="P7" draw:layer="controls" svg:width="0.501cm" svg:height="0.436cm" svg:x="5.106cm" svg:y="14.945cm" svg:viewBox="0 0 502 437" draw:points="0,437 502,437 502,0 0,0">
                  <text:p/>
                </draw:polygon>
                <draw:line draw:style-name="gr17" draw:text-style-name="P7" draw:layer="controls" svg:x1="5.355cm" svg:y1="15.053cm" svg:x2="5.355cm" svg:y2="15.271cm">
                  <text:p/>
                </draw:line>
                <draw:line draw:style-name="gr18" draw:text-style-name="P7" draw:layer="controls" svg:x1="5.231cm" svg:y1="15.163cm" svg:x2="5.481cm" svg:y2="15.163cm">
                  <text:p/>
                </draw:line>
              </draw:g>
              <draw:path draw:style-name="gr19" draw:text-style-name="P10" draw:layer="controls" svg:width="2.999cm" svg:height="1.999cm" svg:x="3.857cm" svg:y="13.382cm" svg:viewBox="0 0 3000 2000" svg:d="M218 2000h2563c121 0 219-98 219-218v-1564c0-120-98-218-219-218h-2563c-121 0-218 98-218 218v1564c0 120 97 218 218 218z">
                <text:p text:style-name="P9"><text:span text:style-name="T3">Task</text:span></text:p>
              </draw:path>
            </draw:g>
            <draw:g draw:name="task-none 2">
              <draw:g>
                <draw:polygon draw:style-name="gr20" draw:text-style-name="P7" draw:layer="controls" svg:width="0.501cm" svg:height="0.436cm" svg:x="5.154cm" svg:y="12.628cm" svg:viewBox="0 0 502 437" draw:points="0,437 502,437 502,0 0,0">
                  <text:p/>
                </draw:polygon>
                <draw:line draw:style-name="gr21" draw:text-style-name="P7" draw:layer="controls" svg:x1="5.403cm" svg:y1="12.736cm" svg:x2="5.403cm" svg:y2="12.954cm">
                  <text:p/>
                </draw:line>
                <draw:line draw:style-name="gr22" draw:text-style-name="P7" draw:layer="controls" svg:x1="5.279cm" svg:y1="12.846cm" svg:x2="5.529cm" svg:y2="12.846cm">
                  <text:p/>
                </draw:line>
              </draw:g>
              <draw:path draw:style-name="gr23" draw:text-style-name="P10" draw:layer="controls" svg:width="2.999cm" svg:height="1.999cm" svg:x="3.905cm" svg:y="11.065cm" svg:viewBox="0 0 3000 2000" svg:d="M218 2000h2563c121 0 219-98 219-218v-1564c0-120-98-218-219-218h-2563c-121 0-218 98-218 218v1564c0 120 97 218 218 218z">
                <text:p text:style-name="P9"><text:span text:style-name="T3">Task</text:span></text:p>
              </draw:path>
            </draw:g>
            <draw:g draw:name="end-event-cancel 1">
              <draw:path draw:style-name="gr24" draw:text-style-name="P7" draw:layer="controls" svg:width="1cm" svg:height="1cm" svg:x="9.931cm" svg:y="4.422cm" svg:viewBox="0 0 1001 1001" svg:d="M1001 500c0-276-224-500-499-500-277 0-502 224-502 500s225 501 502 501c275 0 499-225 499-501z">
                <text:p/>
              </draw:path>
              <draw:g>
                <draw:line draw:style-name="gr25" draw:text-style-name="P8" draw:layer="controls" svg:x1="10.181cm" svg:y1="4.671cm" svg:x2="10.687cm" svg:y2="5.179cm">
                  <text:p/>
                </draw:line>
                <draw:line draw:style-name="gr26" draw:text-style-name="P8" draw:layer="controls" svg:x1="10.181cm" svg:y1="5.179cm" svg:x2="10.687cm" svg:y2="4.671cm">
                  <text:p/>
                </draw:line>
              </draw:g>
            </draw:g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ens" style:family="graphic" style:parent-style-name="Text">
      <style:text-properties fo:font-size="14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/>
      <draw:layer draw:name="background"/>
      <draw:layer draw:name="backgroundobjects"/>
      <draw:layer draw:name="controls"/>
      <draw:layer draw:name="measurelines" draw:display="printer" draw:protected="true"/>
      <draw:layer draw:name="Layer4" draw:display="printer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23:34:41.901277818</meta:creation-date>
    <dc:date>2022-11-13T13:03:26.747327649</dc:date>
    <meta:editing-duration>PT1H41M45S</meta:editing-duration>
    <meta:editing-cycles>3</meta:editing-cycles>
    <meta:generator>LibreOffice/7.4.2.3$Linux_X86_64 LibreOffice_project/382eef1f22670f7f4118c8c2dd222ec7ad009daf</meta:generator>
    <meta:document-statistic meta:object-count="38"/>
  </office:meta>
</office:document-meta>
</file>